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var ytd-video-primary-info-renderer-title-font-family" svg:font-family="'var ytd-video-primary-info-renderer-title-font-family', 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bb94" officeooo:paragraph-rsid="001fbb94"/>
    </style:style>
    <style:style style:name="P2" style:family="paragraph" style:parent-style-name="Standard">
      <style:paragraph-properties fo:text-align="start" style:justify-single-word="false"/>
      <style:text-properties officeooo:rsid="001fbb94" officeooo:paragraph-rsid="001fbb94"/>
    </style: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dump for resources taking up tabs, req later cleanup.</text:p>
      <text:p text:style-name="P1">Powershell and powershell scripting</text:p>
      <text:p text:style-name="P2"/>
      <text:p text:style-name="P2">Bryan Cafferky</text:p>
      <text:p text:style-name="P2"><text:a xlink:type="simple" xlink:href="https://www.youtube.com/watch?v=dJkuAMx1Zh8" text:style-name="Internet_20_link" text:visited-style-name="Visited_20_Internet_20_Link">PowerShell Development: Querying SQL Server</text:a></text:p>
      <text:p text:style-name="P2"/>
      <text:p text:style-name="P2">powershell verb information (get-verb)</text:p>
      <text:p text:style-name="P2"/>
      <text:p text:style-name="P2"><text:a xlink:type="simple" xlink:href="https://docs.microsoft.com/en-us/powershell/module/microsoft.powershell.security/convertto-securestring?view=powershell-7.1" text:style-name="Internet_20_link" text:visited-style-name="Visited_20_Internet_20_Link">https://docs.microsoft.com/en-us/powershell/module/microsoft.powershell.security/convertto-securestring?view=powershell-7.1</text:a></text:p>
      <text:p text:style-name="P2"/>
      <text:p text:style-name="P2"><text:a xlink:type="simple" xlink:href="https://docs.microsoft.com/en-us/powershell/scripting/windows-powershell/ise/how-to-write-and-run-scripts-in-the-windows-powershell-ise?view=powershell-7.1" text:style-name="Internet_20_link" text:visited-style-name="Visited_20_Internet_20_Link">https://docs.microsoft.com/en-us/powershell/scripting/windows-powershell/ise/how-to-write-and-run-scripts-in-the-windows-powershell-ise?view=powershell-7.1</text:a></text:p>
      <text:p text:style-name="P2"/>
      <text:p text:style-name="P2"><text:a xlink:type="simple" xlink:href="https://docs.microsoft.com/en-us/powershell/scripting/samples/managing-processes-with-process-cmdlets?view=powershell-7.1" text:style-name="Internet_20_link" text:visited-style-name="Visited_20_Internet_20_Link">https://docs.microsoft.com/en-us/powershell/scripting/samples/managing-processes-with-process-cmdlets?view=powershell-7.1</text:a></text:p>
      <text:p text:style-name="P2"/>
      <text:p text:style-name="P2">the file is not digitally signed</text:p>
      <text:p text:style-name="P2"/>
      <text:p text:style-name="P2">digitally signing powershell scripts</text:p>
      <text:p text:style-name="P2"/>
      <text:p text:style-name="P2"><text:a xlink:type="simple" xlink:href="https://docs.microsoft.com/en-us/powershell/module/microsoft.powershell.core/about/about_signing?view=powershell-7.1" text:style-name="Internet_20_link" text:visited-style-name="Visited_20_Internet_20_Link">https://docs.microsoft.com/en-us/powershell/module/microsoft.powershell.core/about/about_signing?view=powershell-7.1</text:a></text:p>
      <text:p text:style-name="P2"/>
      <text:p text:style-name="P2"><text:a xlink:type="simple" xlink:href="https://devblogs.microsoft.com/scripting/hey-scripting-guy-how-can-i-sign-windows-powershell-scripts-with-an-enterprise-windows-pki-part-2-of-2/" text:style-name="Internet_20_link" text:visited-style-name="Visited_20_Internet_20_Link">https://devblogs.microsoft.com/scripting/hey-scripting-guy-how-can-i-sign-windows-powershell-scripts-with-an-enterprise-windows-pki-part-2-of-2/</text:a></text:p>
      <text:p text:style-name="P2"/>
      <text:p text:style-name="P2">powershell comment block</text:p>
      <text:p text:style-name="P2"/>
      <text:p text:style-name="P2"><text:a xlink:type="simple" xlink:href="https://docs.microsoft.com/en-us/powershell/" text:style-name="Internet_20_link" text:visited-style-name="Visited_20_Internet_20_Link">https://docs.microsoft.com/en-us/powershell/</text:a></text:p>
      <text:p text:style-name="P2"/>
      <text:p text:style-name="P2"><text:a xlink:type="simple" xlink:href="https://docs.microsoft.com/en-us/powershell/scripting/overview?view=powershell-7.1" text:style-name="Internet_20_link" text:visited-style-name="Visited_20_Internet_20_Link">https://docs.microsoft.com/en-us/powershell/scripting/overview?view=powershell-7.1</text:a></text:p>
      <text:p text:style-name="P2"/>
      <text:p text:style-name="P2"><text:a xlink:type="simple" xlink:href="https://docs.microsoft.com/en-us/powershell/scripting/samples/sample-scripts-for-administration?view=powershell-7.1" text:style-name="Internet_20_link" text:visited-style-name="Visited_20_Internet_20_Link">https://docs.microsoft.com/en-us/powershell/scripting/samples/sample-scripts-for-administration?view=powershell-7.1</text:a></text:p>
      <text:p text:style-name="P2"/>
      <text:p text:style-name="P2"><text:a xlink:type="simple" xlink:href="https://docs.microsoft.com/en-us/powershell/scripting/samples/changing-computer-state?view=powershell-7.1" text:style-name="Internet_20_link" text:visited-style-name="Visited_20_Internet_20_Link">https://docs.microsoft.com/en-us/powershell/scripting/samples/changing-computer-state?view=powershell-7.1</text:a></text:p>
      <text:p text:style-name="P2"/>
      <text:p text:style-name="P2"><text:a xlink:type="simple" xlink:href="https://docs.microsoft.com/en-us/powershell/module/activedirectory/?view=windowsserver2019-ps" text:style-name="Internet_20_link" text:visited-style-name="Visited_20_Internet_20_Link">https://docs.microsoft.com/en-us/powershell/module/activedirectory/?view=windowsserver2019-ps</text:a></text:p>
      <text:p text:style-name="P2"/>
      <text:p text:style-name="P2"><text:a xlink:type="simple" xlink:href="https://blogs.msmvps.com/jcoehoorn/blog/2017/10/02/powershell-expandproperty-vs-property/" text:style-name="Internet_20_link" text:visited-style-name="Visited_20_Internet_20_Link">https://blogs.msmvps.com/jcoehoorn/blog/2017/10/02/powershell-expandproperty-vs-property/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var ytd-video-primary-info-renderer-title-font-family" svg:font-family="'var ytd-video-primary-info-renderer-title-font-family', 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23:01:13.216000000</meta:creation-date>
    <dc:date>2021-10-13T23:09:01.214000000</dc:date>
    <meta:editing-duration>PT7M48S</meta:editing-duration>
    <meta:editing-cycles>1</meta:editing-cycles>
    <meta:document-statistic meta:table-count="0" meta:image-count="0" meta:object-count="0" meta:page-count="1" meta:paragraph-count="19" meta:word-count="51" meta:character-count="1472" meta:non-whitespace-character-count="1440"/>
    <meta:generator>LibreOffice/7.1.5.2$Windows_X86_64 LibreOffice_project/85f04e9f809797b8199d13c421bd8a2b025d52b5</meta:generator>
  </office:meta>
</office:document-meta>
</file>